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="hatch" draw:fill-hatch-name="Blue_20_Crossed_20_0_20_Degrees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fill-color="#808080" draw:textarea-vertical-align="middle"/>
    </style:style>
    <style:style style:name="gr3" style:family="graphic" style:parent-style-name="standard">
      <style:graphic-properties draw:fill="hatch" draw:fill-color="#0000ff" draw:fill-hatch-name="Red_20_Crossed_20_45_20_Degrees" draw:textarea-vertical-align="middle"/>
    </style:style>
    <style:style style:name="gr4" style:family="graphic" style:parent-style-name="standard">
      <style:graphic-properties svg:stroke-opacity="0%" draw:fill="hatch" draw:fill-color="#0000ff" draw:fill-hatch-name="Red_20_Crossed_20_45_20_Degrees" draw:textarea-vertical-align="middle"/>
    </style:style>
    <style:style style:name="gr5" style:family="graphic" style:parent-style-name="standard">
      <style:graphic-properties svg:stroke-opacity="0%" draw:fill="hatch" draw:fill-hatch-name="Red_20_Crossed_20_45_20_Degrees" draw:textarea-vertical-align="middle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842cm" svg:height="0.929cm" svg:x="4.81cm" svg:y="5.699cm">
            <text:p/>
          </draw:rect>
          <draw:polygon draw:style-name="gr2" draw:text-style-name="P1" draw:layer="layout" svg:width="3.413cm" svg:height="1.021cm" svg:x="4.81cm" svg:y="6.628cm" svg:viewBox="0 0 3414 1022" draw:points="0,1022 0,0 3414,0">
            <text:p/>
          </draw:polygon>
          <draw:polygon draw:style-name="gr3" draw:text-style-name="P1" draw:layer="layout" svg:width="5.841cm" svg:height="2.136cm" svg:x="4.81cm" svg:y="6.628cm" svg:viewBox="0 0 5842 2137" draw:points="0,2137 0,1022 3338,0 5842,0 5842,2137">
            <text:p/>
          </draw:polygon>
        </draw:g>
        <draw:rect draw:style-name="gr1" draw:text-style-name="P1" draw:layer="layout" svg:width="5.842cm" svg:height="0.93cm" svg:x="11.795cm" svg:y="5.699cm">
          <text:p/>
        </draw:rect>
        <draw:polygon draw:style-name="gr4" draw:text-style-name="P1" draw:layer="layout" svg:width="5.841cm" svg:height="2.136cm" svg:x="11.795cm" svg:y="6.629cm" svg:viewBox="0 0 5842 2137" draw:points="0,2137 0,1022 3338,0 5842,0 5842,2137">
          <text:p/>
        </draw:polygon>
        <draw:polygon draw:style-name="gr2" draw:text-style-name="P1" draw:layer="layout" svg:width="2.654cm" svg:height="1.021cm" svg:x="11.795cm" svg:y="6.629cm" svg:viewBox="0 0 2655 1022" draw:points="0,0 0,1022 2655,186 2655,0">
          <text:p/>
        </draw:polygon>
        <draw:rect draw:style-name="gr5" draw:text-style-name="P1" draw:layer="layout" svg:width="3.187cm" svg:height="0.186cm" svg:x="14.45cm" svg:y="6.629cm">
          <text:p/>
        </draw:rect>
        <draw:polyline draw:style-name="gr6" draw:text-style-name="P1" draw:layer="layout" svg:width="5.841cm" svg:height="0.835cm" svg:x="11.795cm" svg:y="6.815cm" svg:viewBox="0 0 5842 836" draw:points="0,836 2731,0 5842,0 5766,0">
          <text:p/>
        </draw:polyline>
        <draw:polyline draw:style-name="gr6" draw:text-style-name="P1" draw:layer="layout" svg:width="5.841cm" svg:height="0cm" svg:x="11.795cm" svg:y="6.629cm" svg:viewBox="0 0 5842 0" draw:points="0,0 5842,0 5766,0">
          <text:p/>
        </draw:polyline>
        <draw:frame draw:style-name="gr7" draw:layer="layout" svg:width="0.925cm" svg:height="0.963cm" svg:x="4.012cm" svg:y="7.985cm">
          <draw:text-box>
            <text:p>A</text:p>
          </draw:text-box>
        </draw:frame>
        <draw:frame draw:style-name="gr7" draw:layer="layout" svg:width="0.925cm" svg:height="0.963cm" svg:x="10.997cm" svg:y="7.98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Winston</meta:initial-creator>
    <meta:creation-date>2017-11-13T10:39:23.80</meta:creation-date>
    <dc:date>2017-11-13T10:57:07.86</dc:date>
    <dc:creator>Richard Winston</dc:creator>
    <meta:editing-duration>PT17M51S</meta:editing-duration>
    <meta:editing-cycles>2</meta:editing-cycles>
    <meta:generator>OpenOffice/4.1.2$Win32 OpenOffice.org_project/412m3$Build-9782</meta:generator>
    <meta:document-statistic meta:object-count="12"/>
  </office:meta>
</office:document-meta>
</file>